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3.75cm" fo:min-width="5.5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3.75cm" fo:min-width="5.5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3.75cm" fo:min-width="5.5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3.75cm" fo:min-width="5.5cm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3.75cm" fo:min-width="5.5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3.75cm" fo:min-width="8.5cm"/>
      <style:paragraph-properties style:writing-mode="lr-tb"/>
    </style:style>
    <style:style style:name="gr8" style:family="graphic" style:parent-style-name="objectwithoutfill">
      <style:graphic-properties draw:marker-end="Linienspitzen_20_1" draw:marker-end-width="0.3cm" draw:fill="none" draw:textarea-vertical-align="middle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objectwithoutfill">
      <style:graphic-properties draw:marker-end="Linienspitzen_20_3" draw:marker-end-width="0.3cm" draw:fill="none" draw:textarea-vertical-align="middle"/>
    </style:style>
    <style:style style:name="gr11" style:family="graphic" style:parent-style-name="objectwithoutfill">
      <style:graphic-properties draw:marker-end="Linienspitzen_20_4" draw:marker-end-width="0.3cm" draw:fill="none" draw:textarea-vertical-align="middle"/>
    </style:style>
    <style:style style:name="gr12" style:family="graphic" style:parent-style-name="objectwithoutfill">
      <style:graphic-properties draw:marker-end="Linienspitzen_20_5" draw:marker-end-width="0.3cm" draw:fill="none" draw:textarea-vertical-align="middle"/>
    </style:style>
    <style:style style:name="gr13" style:family="graphic" style:parent-style-name="standard">
      <style:graphic-properties draw:fill-color="#77bc65" draw:textarea-horizontal-align="justify" draw:textarea-vertical-align="middle" draw:auto-grow-height="false" fo:min-height="0.458cm" fo:min-width="0.562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800080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3" xml:id="id1" draw:id="id1" draw:layer="layout" svg:width="6cm" svg:height="4cm" svg:x="10.5cm" svg:y="2.6cm">
          <text:p text:style-name="P2">AppService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6cm" svg:height="4cm" svg:x="1.8cm" svg:y="8.7cm">
          <text:p text:style-name="P2">CSVRepository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6cm" svg:height="4cm" svg:x="19cm" svg:y="2.6cm">
          <text:p text:style-name="P2">ReportService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6cm" svg:height="4cm" svg:x="2.3cm" svg:y="2.6cm">
          <text:p text:style-name="P2">ArgumentsService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6cm" svg:height="4cm" svg:x="9.3cm" svg:y="8.7cm">
          <text:p text:style-name="P2">MapperService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9cm" svg:height="4cm" svg:x="16.8cm" svg:y="8.7cm">
          <text:p text:style-name="P2">MinDifferenceProcessServic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13.5cm" svg:y1="6.6cm" svg:x2="12.3cm" svg:y2="8.7cm" draw:start-shape="id1" draw:start-glue-point="2" draw:end-shape="id2" draw:end-glue-point="0" svg:d="M13500 6600l-1200 2100" svg:viewBox="0 0 1201 2101">
          <text:p/>
        </draw:connector>
        <draw:connector draw:style-name="gr9" draw:text-style-name="P9" draw:layer="layout" draw:type="line" svg:x1="13.5cm" svg:y1="6.6cm" svg:x2="21.3cm" svg:y2="8.7cm" draw:start-shape="id1" draw:start-glue-point="2" draw:end-shape="id3" draw:end-glue-point="0" svg:d="M13500 6600l7800 2100" svg:viewBox="0 0 7801 2101">
          <text:p/>
        </draw:connector>
        <draw:connector draw:style-name="gr10" draw:text-style-name="P9" draw:layer="layout" draw:type="line" svg:x1="13.5cm" svg:y1="6.6cm" svg:x2="4.8cm" svg:y2="8.7cm" draw:start-shape="id1" draw:start-glue-point="2" draw:end-shape="id4" draw:end-glue-point="0" svg:d="M13500 6600l-8700 2100" svg:viewBox="0 0 8701 2101">
          <text:p/>
        </draw:connector>
        <draw:connector draw:style-name="gr11" draw:text-style-name="P9" draw:layer="layout" draw:type="line" svg:x1="16.5cm" svg:y1="4.6cm" svg:x2="19cm" svg:y2="4.6cm" draw:start-shape="id1" draw:start-glue-point="1" draw:end-shape="id5" draw:end-glue-point="3" svg:d="M16500 4600h2500" svg:viewBox="0 0 2501 1">
          <text:p/>
        </draw:connector>
        <draw:connector draw:style-name="gr12" draw:text-style-name="P9" draw:layer="layout" draw:type="line" svg:x1="10.5cm" svg:y1="4.6cm" svg:x2="8.3cm" svg:y2="4.6cm" draw:start-shape="id1" draw:start-glue-point="3" draw:end-shape="id6" draw:end-glue-point="1" svg:d="M10500 4600h-2200" svg:viewBox="0 0 2201 1">
          <text:p/>
        </draw:connector>
        <draw:custom-shape draw:style-name="gr13" draw:text-style-name="P10" draw:layer="layout" svg:width="1.5cm" svg:height="1cm" svg:x="11cm" svg:y="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5cm" svg:height="1cm" svg:x="2.8cm" svg:y="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5cm" svg:height="1cm" svg:x="2.3cm" svg:y="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5cm" svg:height="1cm" svg:x="9.8cm" svg:y="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5cm" svg:height="1cm" svg:x="17.3cm" svg:y="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5cm" svg:height="1cm" svg:x="19.5cm" svg:y="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8T22:37:12.671000000</meta:creation-date>
    <dc:date>2021-09-18T22:45:39.017000000</dc:date>
    <meta:editing-duration>PT34S</meta:editing-duration>
    <meta:editing-cycles>1</meta:editing-cycles>
    <meta:document-statistic meta:object-count="44"/>
    <meta:generator>LibreOffice/7.0.4.2$Windows_X86_64 LibreOffice_project/dcf040e67528d9187c66b2379df5ea4407429775</meta:generator>
  </office:meta>
</office:document-meta>
</file>